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tt.le Hextech S.p.A.</text:p>
      <text:p text:style-name="P1">Ufficio Marketing</text:p>
      <text:p text:style-name="P1">Via dei Pixel, 88</text:p>
      <text:p text:style-name="P1">20100 Milano (MI)</text:p>
      <text:p text:style-name="Standard"/>
      <text:p text:style-name="Standard"/>
      <text:p text:style-name="Standard">I.I.S. Giovanni Cena</text:p>
      <text:p text:style-name="Standard">Via Dora Baltea, 3, 10015 Ivrea TO</text:p>
      <text:p text:style-name="Standard">Email: contatti@iiscena.it – Tel. 0125-641570</text:p>
      <text:p text:style-name="Standard">Partita Iva e Codice Fiscale 93026410014</text:p>
      <text:p text:style-name="Standard"/>
      <text:p text:style-name="Standard"/>
      <text:p text:style-name="P2">Ivrea, 20 febbraio 2025</text:p>
      <text:p text:style-name="P2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><text:s text:c="5"/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P2">Distinti saluti.</text:p>
      <text:p text:style-name="P2">Enrico Bruno</text:p>
      <text:p text:style-name="P2">Dirigente Scolastico</text:p>
      <text:p text:style-name="P2">I.I.S. Giovanni Cena – Ivrea</text:p>
      <text:p text:style-name="P2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54:00.29</dc:date>
    <meta:editing-duration>PT35M35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0" meta:word-count="167" meta:character-count="1193"/>
  </office:meta>
</office:document-meta>
</file>